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15%" fo:text-align="justify" style:justify-single-word="false" fo:text-indent="-0.7cm" style:auto-text-indent="false" fo:background-color="transparent"/>
      <style:text-properties fo:font-variant="normal" fo:text-transform="none" style:use-window-font-color="true" loext:opacity="0%" style:font-name="arial" fo:font-size="12pt" fo:letter-spacing="normal" fo:font-style="normal" fo:font-weight="normal" officeooo:rsid="008b2190" officeooo:paragraph-rsid="008b2190" fo:background-color="transparen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205fba" fo:background-color="transparen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48ec1" officeooo:paragraph-rsid="00848ec1" fo:background-color="transparen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642f3" officeooo:paragraph-rsid="008642f3" fo:background-color="transparen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948fe" officeooo:paragraph-rsid="008948fe" fo:background-color="transparen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b5e1b" officeooo:paragraph-rsid="008b5e1b" fo:background-color="transparen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7ee6d" officeooo:paragraph-rsid="008642f3" fo:background-color="transparen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cc616" officeooo:paragraph-rsid="008cc616" fo:background-color="transparent" style:font-size-asian="12pt" style:font-size-complex="12pt"/>
    </style:style>
    <style:style style:name="P10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DeepSeek-CJK-patch" fo:letter-spacing="normal" fo:font-style="normal" fo:font-weight="normal"/>
    </style:style>
    <style:style style:name="P1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DeepSeek-CJK-patch" fo:letter-spacing="normal" fo:font-style="normal" fo:font-weight="normal"/>
    </style:style>
    <style:style style:name="P12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14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rsid="0087ee6d" officeooo:paragraph-rsid="0087ee6d"/>
    </style:style>
    <style:style style:name="P15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87ee6d"/>
    </style:style>
    <style:style style:name="P1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87ee6d"/>
    </style:style>
    <style:style style:name="P17" style:family="paragraph" style:parent-style-name="Text_20_body">
      <style:paragraph-properties fo:text-align="justify" style:justify-single-word="false"/>
      <style:text-properties officeooo:rsid="00848ec1" officeooo:paragraph-rsid="00848ec1"/>
    </style:style>
    <style:style style:name="P18" style:family="paragraph" style:parent-style-name="Text_20_body">
      <style:paragraph-properties fo:text-align="justify" style:justify-single-word="false"/>
      <style:text-properties officeooo:rsid="008642f3" officeooo:paragraph-rsid="008642f3"/>
    </style:style>
    <style:style style:name="P19" style:family="paragraph" style:parent-style-name="Text_20_body">
      <style:paragraph-properties fo:text-align="justify" style:justify-single-word="false"/>
      <style:text-properties officeooo:rsid="008948fe" officeooo:paragraph-rsid="008948fe"/>
    </style:style>
    <style:style style:name="P20" style:family="paragraph" style:parent-style-name="Text_20_body">
      <style:paragraph-properties fo:text-align="justify" style:justify-single-word="false"/>
      <style:text-properties officeooo:rsid="008b2190" officeooo:paragraph-rsid="008b2190"/>
    </style:style>
    <style:style style:name="P21" style:family="paragraph" style:parent-style-name="Heading_20_2" style:list-style-name="L4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fo:font-variant="normal" fo:text-transform="none" style:use-window-font-color="true" loext:opacity="0%" style:font-name="arial" fo:font-size="12pt" fo:letter-spacing="normal" fo:font-style="normal" fo:font-weight="normal" officeooo:rsid="008b2190" officeooo:paragraph-rsid="008b2190" fo:background-color="transparent" style:font-size-asian="12pt" style:font-size-complex="12pt"/>
    </style:style>
    <style:style style:name="P22" style:family="paragraph" style:parent-style-name="Table_20_Contents" style:list-style-name="L2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87ee6d"/>
    </style:style>
    <style:style style:name="P23" style:family="paragraph" style:parent-style-name="Table_20_Contents" style:list-style-name="L3">
      <loext:graphic-properties draw:fill-hatch-name="hatch"/>
      <style:paragraph-properties fo:margin-top="0cm" fo:margin-bottom="0cm" style:contextual-spacing="false" fo:line-height="100%" fo:text-align="justify" style:justify-single-word="false"/>
      <style:text-properties officeooo:rsid="0087ee6d" officeooo:paragraph-rsid="0087ee6d"/>
    </style:style>
    <style:style style:name="P24" style:family="paragraph" style:parent-style-name="Table_20_Contents" style:list-style-name="L2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rsid="0087ee6d" officeooo:paragraph-rsid="0087ee6d"/>
    </style:style>
    <style:style style:name="P25" style:family="paragraph" style:parent-style-name="Text_20_body" style:list-style-name="L4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642f3" officeooo:paragraph-rsid="008642f3" fo:background-color="transparent" style:font-size-asian="12pt" style:font-size-complex="12pt"/>
    </style:style>
    <style:style style:name="P26" style:family="paragraph" style:parent-style-name="Text_20_body" style:list-style-name="L4">
      <loext:graphic-properties draw:fill="none"/>
      <style:paragraph-properties fo:margin-top="0cm" fo:margin-bottom="0.247cm" style:contextual-spacing="false" fo:line-height="115%" fo:text-align="justify" style:justify-single-word="false" fo:background-color="transparent"/>
      <style:text-properties fo:font-variant="normal" fo:text-transform="none" style:use-window-font-color="true" loext:opacity="0%" style:font-name="arial" fo:font-size="12pt" fo:letter-spacing="normal" fo:font-style="normal" fo:font-weight="normal" officeooo:rsid="008b2190" officeooo:paragraph-rsid="008b2190" fo:background-color="transparent" style:font-size-asian="12pt" style:font-size-complex="12pt"/>
    </style:style>
    <style:style style:name="P27" style:family="paragraph" style:parent-style-name="Text_20_body" style:list-style-name="L1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b5e1b" officeooo:paragraph-rsid="008b5e1b" fo:background-color="transparent" style:font-size-asian="12pt" style:font-size-complex="12pt"/>
    </style:style>
    <style:style style:name="P28" style:family="paragraph" style:parent-style-name="Text_20_body" style:list-style-name="L1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b5e1b" officeooo:paragraph-rsid="008b5e1b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8cc616" officeooo:paragraph-rsid="008fa50e" fo:background-color="transparent" style:font-size-asian="12pt" style:font-size-complex="12pt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2" style:family="paragraph" style:parent-style-name="Text_20_body" style:list-style-name="L6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5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6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7" style:family="paragraph" style:parent-style-name="Text_20_body" style:list-style-name="L4">
      <style:paragraph-properties fo:text-align="justify" style:justify-single-word="false"/>
      <style:text-properties officeooo:rsid="008642f3" officeooo:paragraph-rsid="008642f3"/>
    </style:style>
    <style:style style:name="P38" style:family="paragraph" style:parent-style-name="Text_20_body" style:list-style-name="L4" style:master-page-name="">
      <loext:graphic-properties draw:fill="none"/>
      <style:paragraph-properties fo:margin-left="0.7cm" fo:margin-right="0cm" fo:margin-top="0cm" fo:margin-bottom="0.247cm" style:contextual-spacing="false" fo:line-height="115%" fo:text-align="justify" style:justify-single-word="false" fo:text-indent="-0.7cm" style:auto-text-indent="false" style:page-number="auto" fo:background-color="transparent"/>
      <style:text-properties officeooo:rsid="008642f3" officeooo:paragraph-rsid="008b2190"/>
    </style:style>
    <style:style style:name="P39" style:family="paragraph" style:parent-style-name="Text_20_body" style:list-style-name="L1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87ee6d"/>
    </style:style>
    <style:style style:name="P40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2" style:family="paragraph" style:parent-style-name="Text_20_body" style:list-style-name="L10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87ee6d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8948f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8b2190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0pt" fo:letter-spacing="normal" fo:font-style="normal" fo:font-weight="normal" fo:background-color="transparent" loext:char-shading-value="0" style:font-size-asian="10pt" style:font-size-complex="10pt"/>
    </style:style>
    <style:style style:name="T7" style:family="text">
      <style:text-properties fo:font-variant="normal" fo:text-transform="none" style:use-window-font-color="true" loext:opacity="0%" style:font-name="var ds-font-family-code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weight="normal" officeooo:rsid="007af980" style:font-weight-asian="normal" style:font-weight-complex="normal"/>
    </style:style>
    <style:style style:name="T12" style:family="text">
      <style:text-properties fo:font-weight="normal" officeooo:rsid="007af980" style:font-name-asian="Noto Serif CJK SC" style:font-weight-asian="normal" style:font-name-complex="Lohit Devanagari1" style:font-weight-complex="normal"/>
    </style:style>
    <style:style style:name="T13" style:family="text">
      <style:text-properties officeooo:rsid="0087ee6d"/>
    </style:style>
    <style:style style:name="T14" style:family="text">
      <style:text-properties officeooo:rsid="008e7ac3"/>
    </style:style>
    <style:style style:name="T15" style:family="text">
      <style:text-properties officeooo:rsid="008fa5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<text:span text:style-name="T11">Avaliaç</text:span><text:span text:style-name="T12">ão de Desempenho e Escalabilidade Paralela</text:span></text:h>
      <text:p text:style-name="P13"><text:span text:style-name="T10">Aluno: </text:span><text:span text:style-name="T9">Cristovão Lacerda Cronje</text:span></text:p>
      <text:p text:style-name="P3"/>
      <text:p text:style-name="P17"><text:span text:style-name="T2">A</text:span><text:span text:style-name="T1">ula 22/05/2025</text:span></text:p>
      <text:p text:style-name="P4"/>
      <text:p text:style-name="P4">Tarefa 13:</text:p>
      <text:p text:style-name="P4"/>
      <text:p text:style-name="P5">Arquiteturas paralelas</text:p>
      <text:p text:style-name="P5">Objetivos do tóopico:</text:p>
      <text:list xml:id="list2625643688" text:style-name="L4">
        <text:list-item>
          <text:p text:style-name="P25">identificar as diverss classs de arquiteturas paralelas de hardware definidas pela taxononia de Flynn</text:p>
        </text:list-item>
        <text:list-item>
          <text:p text:style-name="P37"><text:span text:style-name="T1">Compreender o impacto e aprender a configurar diversas formas </text:span><text:span text:style-name="T5">de afinidades de threads:</text:span></text:p>
        </text:list-item>
      </text:list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SISD(single instruction, single data):</text:p>
            <text:list xml:id="list521902051" text:style-name="L1">
              <text:list-item>
                <text:p text:style-name="P39">possui um fluxo de instrucoes(a partir do instruction pool) e um fluxo de dados( a partir do Data pool) para PU.</text:p>
              </text:list-item>
            </text:list>
          </table:table-cell>
          <table:table-cell table:style-name="Tabela1.B1" office:value-type="string">
            <text:p text:style-name="P15">SIMD(single instruction multiple data):</text:p>
            <text:list xml:id="list99848784" text:style-name="L2">
              <text:list-item>
                <text:p text:style-name="P22">Data pool: dele saem multiplos fluxos de dados para PU. <text:span text:style-name="T13">Do instruction Pool só um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14">MISD(multiple instruction single data):</text:p>
            <text:list xml:id="list3062360284" text:style-name="L3">
              <text:list-item>
                <text:p text:style-name="P23">Instruction pool: dele saem multiplos fluxos de dados para PU. Do Datapool, só um.</text:p>
              </text:list-item>
            </text:list>
          </table:table-cell>
          <table:table-cell table:style-name="Tabela1.B2" office:value-type="string">
            <text:p text:style-name="P14">MIMD(multiple instruction, multiple data):</text:p>
            <text:list xml:id="list165813476407442" text:continue-list="list99848784" text:style-name="L2">
              <text:list-item>
                <text:p text:style-name="P24">Data pool e Instruction Pool: dele saem multiplos fluxos de dados para PU. Cad unidade pode ser SIMD tambem. <text:line-break/>Arquitetura multicore de hoje</text:p>
              </text:list-item>
            </text:list>
          </table:table-cell>
        </table:table-row>
      </table:table>
      <text:p text:style-name="P5"/>
      <text:p text:style-name="P18"><text:span text:style-name="T1">- </text:span><text:span text:style-name="T3">UMA: uniform memory acess: <text:s/></text:span><text:span text:style-name="T4">acesso uniforme a memoria</text:span></text:p>
      <text:p text:style-name="P18"><text:span text:style-name="T3">- Non-uniform Memory Acess(NUMA): </text:span><text:span text:style-name="T4">acesso a memoria não uniforme. Interconecta os cores, e cada core tem sua própria memoria. Ainda é memoria compartilhada, mas dependendo da faixa de endereço , o tempo para acessar varia. Acesso a memorias remotas demora mais.</text:span></text:p>
      <text:p text:style-name="P19"><text:span text:style-name="T1">NUMA</text:span><text:span text:style-name="T6">cc</text:span><text:span text:style-name="T1">(coerencia de cache)</text:span></text:p>
      <text:p text:style-name="P6">Hierarquia de chache em sistemas NUMA:</text:p>
      <text:p text:style-name="P6"/>
      <text:list xml:id="list165811843297726" text:continue-list="list2625643688" text:style-name="L4">
        <text:list-header>
          <text:p text:style-name="P38"><text:span text:style-name="T1">Compreender o impacto e aprender a configurar diversas formas </text:span><text:span text:style-name="T5">de afinidades de threads:</text:span></text:p>
        </text:list-header>
      </text:list>
      <text:p text:style-name="P2"/>
      <text:list xml:id="list165813851077781" text:continue-numbering="true" text:style-name="L4">
        <text:list-item>
          <text:h text:style-name="P21" text:outline-level="2"><text:soft-page-break/>O que é Afinidade de Thread?</text:h>
        </text:list-item>
      </text:list>
      <text:p text:style-name="P12">A afinidade de thread (thread affinity) refere-se ao mapeamento específico de threads de execução para núcleos (cores) de processador. Ela determina:</text:p>
      <text:list xml:id="list2733158485" text:style-name="L5">
        <text:list-item>
          <text:p text:style-name="P30">Em quais núcleos uma thread pode ou deve ser executada</text:p>
        </text:list-item>
        <text:list-item>
          <text:p text:style-name="P30">Se a thread pode migrar entre núcleos durante sua execução</text:p>
        </text:list-item>
        <text:list-item>
          <text:p text:style-name="P30">Como as threads são distribuídas entre os núcleos disponíveis</text:p>
        </text:list-item>
      </text:list>
      <text:h text:style-name="P10" text:outline-level="2">Tipos de Afinidade</text:h>
      <text:h text:style-name="P11" text:outline-level="3">1. Afinidade Fixa (Thread Pinning)</text:h>
      <text:list xml:id="list2714770799" text:style-name="L6">
        <text:list-item>
          <text:p text:style-name="P31">A thread é fixada (pinned) a um núcleo específico</text:p>
        </text:list-item>
        <text:list-item>
          <text:p text:style-name="P31">Não migra para outros núcleos durante sua execução</text:p>
        </text:list-item>
        <text:list-item>
          <text:p text:style-name="P32">Benefícios:</text:p>
          <text:list>
            <text:list-item>
              <text:p text:style-name="P31">Reduz custos de migração entre núcleos</text:p>
            </text:list-item>
            <text:list-item>
              <text:p text:style-name="P31">Melhora localidade de cache</text:p>
            </text:list-item>
            <text:list-item>
              <text:p text:style-name="P31">Útil para aplicações de tempo real e HPC</text:p>
            </text:list-item>
          </text:list>
        </text:list-item>
      </text:list>
      <text:h text:style-name="P11" text:outline-level="3">2. Afinidade Dinâmica</text:h>
      <text:list xml:id="list2052484954" text:style-name="L7">
        <text:list-item>
          <text:p text:style-name="P33">O escalonador do SO pode mover a thread entre núcleos</text:p>
        </text:list-item>
        <text:list-item>
          <text:p text:style-name="P33">Permite melhor balanceamento de carga</text:p>
        </text:list-item>
        <text:list-item>
          <text:p text:style-name="P33">Pode causar overhead por migração e perda de localidade</text:p>
        </text:list-item>
      </text:list>
      <text:h text:style-name="P10" text:outline-level="2">Quando Definir a Afinidade</text:h>
      <text:h text:style-name="P11" text:outline-level="3">Em Tempo de Compilação</text:h>
      <text:list xml:id="list1489073389" text:style-name="L8">
        <text:list-item>
          <text:p text:style-name="P34">Através de diretivas (OpenMP, pragmas)</text:p>
        </text:list-item>
        <text:list-item>
          <text:p text:style-name="P40"><text:span text:style-name="T8">Exemplo em C++: </text:span><text:span text:style-name="Source_20_Text"><text:span text:style-name="T7">#pragma omp parallel proc_bind(close)</text:span></text:span></text:p>
        </text:list-item>
      </text:list>
      <text:h text:style-name="P11" text:outline-level="3">Em Tempo de Execução</text:h>
      <text:list xml:id="list2468985502" text:style-name="L9">
        <text:list-item>
          <text:p text:style-name="P35">Usando chamadas de sistema ou APIs específicas:</text:p>
          <text:list>
            <text:list-item>
              <text:p text:style-name="P41"><text:span text:style-name="T8">Linux: </text:span><text:span text:style-name="Source_20_Text"><text:span text:style-name="T7">pthread_setaffinity_np()</text:span></text:span></text:p>
            </text:list-item>
            <text:list-item>
              <text:p text:style-name="P41"><text:span text:style-name="T8">Windows: </text:span><text:span text:style-name="Source_20_Text"><text:span text:style-name="T7">SetThreadAffinityMask()</text:span></text:span></text:p>
            </text:list-item>
            <text:list-item>
              <text:p text:style-name="P41"><text:span text:style-name="T8">OpenMP: </text:span><text:span text:style-name="Source_20_Text"><text:span text:style-name="T7">omp_set_affinity()</text:span></text:span></text:p>
            </text:list-item>
          </text:list>
        </text:list-item>
      </text:list>
      <text:h text:style-name="P10" text:outline-level="2">Fatores que Influenciam a Decisão</text:h>
      <text:list xml:id="list1886952369" text:style-name="L10">
        <text:list-item>
          <text:p text:style-name="P42"><text:span text:style-name="Strong_20_Emphasis"><text:span text:style-name="T8">Aplicações de Alto Desempenho (HPC)</text:span></text:span><text:span text:style-name="T8">: Geralmente usam thread pinning para:</text:span></text:p>
          <text:list>
            <text:list-item>
              <text:p text:style-name="P36">Maximizar utilização de cache</text:p>
            </text:list-item>
            <text:list-item>
              <text:p text:style-name="P36">Reduzir latência de comunicação entre threads</text:p>
            </text:list-item>
            <text:list-item>
              <text:p text:style-name="P36"><text:soft-page-break/>Evitar migração entre NUMA nodes</text:p>
            </text:list-item>
          </text:list>
        </text:list-item>
        <text:list-item>
          <text:p text:style-name="P42"><text:span text:style-name="Strong_20_Emphasis"><text:span text:style-name="T8">Aplicações Gerais</text:span></text:span><text:span text:style-name="T8">: Normalmente deixam o SO gerenciar a afinidade para:</text:span></text:p>
          <text:list>
            <text:list-item>
              <text:p text:style-name="P36">Balancear carga dinamicamente</text:p>
            </text:list-item>
            <text:list-item>
              <text:p text:style-name="P36">Lidar com outros processos no sistema</text:p>
            </text:list-item>
          </text:list>
        </text:list-item>
        <text:list-item>
          <text:p text:style-name="P43"><text:span text:style-name="Strong_20_Emphasis"><text:span text:style-name="T8">Sistemas NUMA</text:span></text:span><text:span text:style-name="T8">: Afinidade é crítica para evitar acesso remoto à memória</text:span></text:p>
        </text:list-item>
      </text:list>
      <text:list xml:id="list165812195949777" text:continue-list="list165813851077781" text:style-name="L4">
        <text:list-item>
          <text:p text:style-name="P26"/>
        </text:list-item>
        <text:list-item>
          <text:p text:style-name="P26"/>
        </text:list-item>
      </text:list>
      <text:p text:style-name="P7">COM OPEN MP:</text:p>
      <text:p text:style-name="P7">- export OMP_PROC_BIND=True; ou</text:p>
      <text:p text:style-name="P7">- #pragma omp parallel proc_bind(spread)</text:p>
      <text:p text:style-name="P7">- - Valores comuns:</text:p>
      <text:list xml:id="list1300211687" text:style-name="L11">
        <text:list-item>
          <text:p text:style-name="P27">false:</text:p>
        </text:list-item>
        <text:list-item>
          <text:p text:style-name="P27">true</text:p>
        </text:list-item>
        <text:list-item>
          <text:p text:style-name="P27">close</text:p>
        </text:list-item>
        <text:list-item>
          <text:p text:style-name="P27">spread</text:p>
        </text:list-item>
        <text:list-item>
          <text:p text:style-name="P27">master</text:p>
        </text:list-item>
      </text:list>
      <text:p text:style-name="P7">- - Para mais controle, use OMP_Places, por exemplo:</text:p>
      <text:list xml:id="list1859443845" text:style-name="L12">
        <text:list-item>
          <text:p text:style-name="P28">OMP_PLACES=cores</text:p>
        </text:list-item>
        <text:list-item>
          <text:p text:style-name="P28">OMP_PLACES=”(0:8:1),(8:8:1)”</text:p>
        </text:list-item>
      </text:list>
      <text:p text:style-name="P7"/>
      <text:p text:style-name="P7"/>
      <text:p text:style-name="P8"/>
      <text:p text:style-name="P20"><text:span text:style-name="T3">T</text:span><text:span text:style-name="T1">arefa 13: </text:span></text:p>
      <text:p text:style-name="P9">Avalie como a escalabilidade do seu codigo de navier strokes muda ao utilizar os diversos tiposde afinidades de threads suportados pelo sistema operacional e pelo open MP no memso no de computacao do NPAD que utilizou para a tarefa 12.</text:p>
      <text:p text:style-name="P9"/>
      <text:p text:style-name="P9"/>
      <text:p text:style-name="P9"/>
      <text:p text:style-name="P9">Sugestao:<text:span text:style-name="T15">3 plots</text:span></text:p>
      <text:p text:style-name="P29">- e<text:span text:style-name="T14">s</text:span>colhe threads<text:span text:style-name="T15">(sao 128)</text:span> e aumenta problema- <text:span text:style-name="T15"><text:s/>malha variando50x50x50, 75x75x75, 100x100x100 . Gera 3 csv</text:span></text:p>
      <text:p text:style-name="P9"><text:s/>- aumenta threads(varia numero) e mantem problema, <text:span text:style-name="T15">com 50x50x50 faz com 32, 64 e 128 threads. Gera 3 csv</text:span></text:p>
      <text:p text:style-name="P9"><text:soft-page-break/>- varia os dois(aumentando ou diminuindo): <text:span text:style-name="T15">faz 75x75x75 com 64 e 100x100x100 <text:s/>com 128 threadcs. Gera 3 csv</text:span></text:p>
      <text:p text:style-name="P9">Faz 3 plots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29T16:58:11.594698992</dc:date>
    <meta:editing-duration>P2DT2H18M42S</meta:editing-duration>
    <meta:editing-cycles>50</meta:editing-cycles>
    <meta:document-statistic meta:table-count="1" meta:image-count="0" meta:object-count="0" meta:page-count="4" meta:paragraph-count="77" meta:word-count="606" meta:character-count="3745" meta:non-whitespace-character-count="3250"/>
  </office:meta>
</office:document-meta>
</file>